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8pt" fo:font-style="normal" fo:font-weight="bold" officeooo:rsid="0019dfd8" officeooo:paragraph-rsid="0019dfd8" style:font-weight-asian="bold" style:font-weight-complex="bold"/>
    </style:style>
    <style:style style:name="T1" style:family="text">
      <style:text-properties officeooo:rsid="00167aa5"/>
    </style:style>
    <style:style style:name="T2" style:family="text">
      <style:text-properties officeooo:rsid="0017b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jority of element n/2</text:p>
      <text:p text:style-name="Standard">#include &lt;iostream&gt;</text:p>
      <text:p text:style-name="Standard">#include &lt;cmath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3"/>int n;</text:p>
      <text:p text:style-name="Standard"><text:s text:c="3"/>cout&lt;&lt;"Enter the size of array ";</text:p>
      <text:p text:style-name="Standard"><text:s text:c="3"/>cin&gt;&gt;n;</text:p>
      <text:p text:style-name="Standard"><text:s text:c="3"/>int arr[n];</text:p>
      <text:p text:style-name="Standard"><text:s text:c="3"/>for(int i=0;i&lt;n;i++){</text:p>
      <text:p text:style-name="Standard"><text:s text:c="7"/>cin&gt;&gt;arr[i];</text:p>
      <text:p text:style-name="Standard"><text:s text:c="3"/>}</text:p>
      <text:p text:style-name="Standard"><text:s text:c="3"/></text:p>
      <text:p text:style-name="Standard"><text:s text:c="3"/>for(int i=0;i&lt;n;i++){</text:p>
      <text:p text:style-name="Standard"><text:s text:c="7"/>int count = 0;</text:p>
      <text:p text:style-name="Standard"><text:s text:c="7"/>for(int j=0;j&lt;n;j++){</text:p>
      <text:p text:style-name="Standard"><text:s text:c="9"/>if(arr[i]==arr[j])</text:p>
      <text:p text:style-name="Standard"><text:s text:c="7"/>{</text:p>
      <text:p text:style-name="Standard"><text:s text:c="10"/>count++; </text:p>
      <text:p text:style-name="Standard"><text:s text:c="10"/></text:p>
      <text:p text:style-name="Standard"><text:s text:c="7"/>}</text:p>
      <text:p text:style-name="Standard"><text:s text:c="7"/>}</text:p>
      <text:p text:style-name="Standard"><text:s text:c="7"/>if(count&gt;=n/2){</text:p>
      <text:p text:style-name="Standard"><text:s text:c="14"/>cout&lt;&lt;"The majority element is "&lt;&lt;arr[i];</text:p>
      <text:p text:style-name="Standard"><text:s text:c="14"/>break;</text:p>
      <text:p text:style-name="Standard"><text:s text:c="10"/>}</text:p>
      <text:p text:style-name="Standard"><text:s text:c="3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6:56:56.146977923</meta:creation-date>
    <dc:date>2022-07-01T11:04:04.705714985</dc:date>
    <meta:editing-duration>PT18H7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51" meta:character-count="474" meta:non-whitespace-character-count="305"/>
  </office:meta>
</office:document-meta>
</file>